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3e1a" officeooo:paragraph-rsid="00173e1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in ctrl map</text:p>
      <text:p text:style-name="P1">root@am335x-evm:/sys/kernel/debug/pinctrl# cat pinctrl-maps <text:s text:c="20"/></text:p>
      <text:p text:style-name="P1">Pinctrl maps: <text:s text:c="66"/></text:p>
      <text:p text:style-name="P1">device 44e10800.pinmux <text:s text:c="57"/></text:p>
      <text:p text:style-name="P1">state default <text:s text:c="66"/></text:p>
      <text:p text:style-name="P1">type MUX_GROUP (2) <text:s text:c="61"/></text:p>
      <text:p text:style-name="P1">controlling device 44e10800.pinmux <text:s text:c="45"/></text:p>
      <text:p text:style-name="P1">group gpio_keys_s0 <text:s text:c="61"/></text:p>
      <text:p text:style-name="P1">function gpio_keys_s0 <text:s text:c="58"/></text:p>
      <text:p text:style-name="P1"><text:s text:c="80"/></text:p>
      <text:p text:style-name="P1">device 44e10800.pinmux <text:s text:c="57"/></text:p>
      <text:p text:style-name="P1">state default <text:s text:c="66"/></text:p>
      <text:p text:style-name="P1">type MUX_GROUP (2) <text:s text:c="61"/></text:p>
      <text:p text:style-name="P1">controlling device 44e10800.pinmux <text:s text:c="45"/></text:p>
      <text:p text:style-name="P1">group pinmux_clkout2_pin <text:s text:c="55"/></text:p>
      <text:p text:style-name="P1">function pinmux_clkout2_pin <text:s text:c="52"/></text:p>
      <text:p text:style-name="P1"><text:s text:c="80"/></text:p>
      <text:p text:style-name="P1">device 44e10800.pinmux <text:s text:c="57"/></text:p>
      <text:p text:style-name="P1">state default <text:s text:c="66"/></text:p>
      <text:p text:style-name="P1">type MUX_GROUP (2) <text:s text:c="61"/></text:p>
      <text:p text:style-name="P1">controlling device 44e10800.pinmux <text:s text:c="45"/></text:p>
      <text:p text:style-name="P1">group ddr3_vtt_toggle <text:s text:c="58"/></text:p>
      <text:p text:style-name="P1">function ddr3_vtt_toggle <text:s text:c="55"/></text:p>
      <text:p text:style-name="P1"><text:s text:c="80"/></text:p>
      <text:p text:style-name="P1">device 48304100.ecap <text:s text:c="59"/></text:p>
      <text:p text:style-name="P1">state default <text:s text:c="66"/></text:p>
      <text:p text:style-name="P1">type MUX_GROUP (2) <text:s text:c="61"/></text:p>
      <text:p text:style-name="P1">controlling device 44e10800.pinmux <text:s text:c="45"/></text:p>
      <text:p text:style-name="P1">group backlight_pins <text:s text:c="59"/></text:p>
      <text:p text:style-name="P1">function backlight_pins <text:s text:c="56"/></text:p>
      <text:p text:style-name="P1"><text:s text:c="80"/></text:p>
      <text:p text:style-name="P1">device 44e09000.serial <text:s text:c="57"/></text:p>
      <text:p text:style-name="P1">state default <text:s text:c="66"/></text:p>
      <text:p text:style-name="P1">type MUX_GROUP (2) <text:s text:c="61"/></text:p>
      <text:p text:style-name="P1">controlling device 44e10800.pinmux <text:s text:c="45"/></text:p>
      <text:p text:style-name="P1">group pinmux_uart0_pins <text:s text:c="56"/></text:p>
      <text:p text:style-name="P1">function pinmux_uart0_pins <text:s text:c="53"/></text:p>
      <text:p text:style-name="P1"><text:s text:c="80"/></text:p>
      <text:p text:style-name="P1">device panel <text:s text:c="67"/></text:p>
      <text:p text:style-name="P1">state default <text:s text:c="66"/></text:p>
      <text:p text:style-name="P1">type MUX_GROUP (2) <text:s text:c="61"/></text:p>
      <text:p text:style-name="P1">controlling device 44e10800.pinmux <text:s text:c="45"/></text:p>
      <text:p text:style-name="P1">group lcd_pins_default <text:s text:c="57"/></text:p>
      <text:p text:style-name="P1">function lcd_pins_default <text:s text:c="54"/></text:p>
      <text:p text:style-name="P1"><text:s text:c="80"/></text:p>
      <text:p text:style-name="P1">device panel <text:s text:c="67"/></text:p>
      <text:p text:style-name="P1">state sleep <text:s text:c="68"/></text:p>
      <text:p text:style-name="P1">type MUX_GROUP (2) <text:s text:c="61"/></text:p>
      <text:p text:style-name="P1">controlling device 44e10800.pinmux <text:s text:c="45"/></text:p>
      <text:p text:style-name="P1">group lcd_pins_sleep <text:s text:c="59"/></text:p>
      <text:p text:style-name="P1">function lcd_pins_sleep <text:s text:c="56"/></text:p>
      <text:p text:style-name="P1"><text:s text:c="80"/></text:p>
      <text:p text:style-name="P1"><text:soft-page-break/>device 4a100000.ethernet <text:s text:c="55"/></text:p>
      <text:p text:style-name="P1">state default <text:s text:c="66"/></text:p>
      <text:p text:style-name="P1">type MUX_GROUP (2) <text:s text:c="61"/></text:p>
      <text:p text:style-name="P1">controlling device 44e10800.pinmux <text:s text:c="45"/></text:p>
      <text:p text:style-name="P1">group cpsw_default <text:s text:c="61"/></text:p>
      <text:p text:style-name="P1">function cpsw_default <text:s text:c="58"/></text:p>
      <text:p text:style-name="P1"><text:s text:c="80"/></text:p>
      <text:p text:style-name="P1">device 4a100000.ethernet <text:s text:c="55"/></text:p>
      <text:p text:style-name="P1">state sleep <text:s text:c="68"/></text:p>
      <text:p text:style-name="P1">type MUX_GROUP (2) <text:s text:c="61"/></text:p>
      <text:p text:style-name="P1">controlling device 44e10800.pinmux <text:s text:c="45"/></text:p>
      <text:p text:style-name="P1">group cpsw_sleep <text:s text:c="63"/></text:p>
      <text:p text:style-name="P1">function cpsw_sleep <text:s text:c="60"/></text:p>
      <text:p text:style-name="P1"><text:s text:c="80"/></text:p>
      <text:p text:style-name="P1">device 4a101000.mdio <text:s text:c="59"/></text:p>
      <text:p text:style-name="P1">state default <text:s text:c="66"/></text:p>
      <text:p text:style-name="P1">type MUX_GROUP (2) <text:s text:c="61"/></text:p>
      <text:p text:style-name="P1">controlling device 44e10800.pinmux <text:s text:c="45"/></text:p>
      <text:p text:style-name="P1">group davinci_mdio_default <text:s text:c="53"/></text:p>
      <text:p text:style-name="P1">function davinci_mdio_default <text:s text:c="50"/></text:p>
      <text:p text:style-name="P1"><text:s text:c="80"/></text:p>
      <text:p text:style-name="P1">device 4a101000.mdio <text:s text:c="59"/></text:p>
      <text:p text:style-name="P1">state sleep <text:s text:c="68"/></text:p>
      <text:p text:style-name="P1">type MUX_GROUP (2) <text:s text:c="61"/></text:p>
      <text:p text:style-name="P1">controlling device 44e10800.pinmux <text:s text:c="45"/></text:p>
      <text:p text:style-name="P1">group davinci_mdio_sleep <text:s text:c="55"/></text:p>
      <text:p text:style-name="P1">function davinci_mdio_sleep <text:s text:c="52"/></text:p>
      <text:p text:style-name="P1"><text:s text:c="80"/></text:p>
      <text:p text:style-name="P1">device leds <text:s text:c="68"/></text:p>
      <text:p text:style-name="P1">state default <text:s text:c="66"/></text:p>
      <text:p text:style-name="P1">type MUX_GROUP (2) <text:s text:c="61"/></text:p>
      <text:p text:style-name="P1">controlling device 44e10800.pinmux <text:s text:c="45"/></text:p>
      <text:p text:style-name="P1">group user_leds_s0 <text:s text:c="61"/></text:p>
      <text:p text:style-name="P1">function user_leds_s0 <text:s text:c="58"/></text:p>
      <text:p text:style-name="P1"><text:s text:c="80"/></text:p>
      <text:p text:style-name="P1">device 4803c000.mcasp <text:s text:c="58"/></text:p>
      <text:p text:style-name="P1">state default <text:s text:c="66"/></text:p>
      <text:p text:style-name="P1">type MUX_GROUP (2) <text:s text:c="61"/></text:p>
      <text:p text:style-name="P1">controlling device 44e10800.pinmux <text:s text:c="45"/></text:p>
      <text:p text:style-name="P1">group mcasp1_pins <text:s text:c="62"/></text:p>
      <text:p text:style-name="P1">function mcasp1_pins <text:s text:c="59"/></text:p>
      <text:p text:style-name="P1"><text:s text:c="80"/></text:p>
      <text:p text:style-name="P1">device 4803c000.mcasp <text:s text:c="58"/></text:p>
      <text:p text:style-name="P1">state sleep <text:s text:c="68"/></text:p>
      <text:p text:style-name="P1">type MUX_GROUP (2) <text:s text:c="61"/></text:p>
      <text:p text:style-name="P1">controlling device 44e10800.pinmux <text:s text:c="45"/></text:p>
      <text:p text:style-name="P1">group mcasp1_pins_sleep <text:s text:c="56"/></text:p>
      <text:p text:style-name="P1">function mcasp1_pins_sleep <text:s text:c="53"/></text:p>
      <text:p text:style-name="P1"><text:s text:c="80"/></text:p>
      <text:p text:style-name="P1">device fixedregulator2 <text:s text:c="57"/></text:p>
      <text:p text:style-name="P1">state default <text:s text:c="66"/></text:p>
      <text:p text:style-name="P1">type MUX_GROUP (2) <text:s text:c="61"/></text:p>
      <text:p text:style-name="P1"><text:soft-page-break/>controlling device 44e10800.pinmux <text:s text:c="45"/></text:p>
      <text:p text:style-name="P1">group pinmux_wl12xx_gpio <text:s text:c="55"/></text:p>
      <text:p text:style-name="P1">function pinmux_wl12xx_gpio <text:s text:c="52"/></text:p>
      <text:p text:style-name="P1"><text:s text:c="80"/></text:p>
      <text:p text:style-name="P1">device 44e0b000.i2c <text:s text:c="60"/></text:p>
      <text:p text:style-name="P1">state default <text:s text:c="66"/></text:p>
      <text:p text:style-name="P1">type MUX_GROUP (2) <text:s text:c="61"/></text:p>
      <text:p text:style-name="P1">controlling device 44e10800.pinmux <text:s text:c="45"/></text:p>
      <text:p text:style-name="P1">group pinmux_i2c0_pins <text:s text:c="57"/></text:p>
      <text:p text:style-name="P1">function pinmux_i2c0_pins <text:s text:c="54"/></text:p>
      <text:p text:style-name="P1"><text:s text:c="80"/></text:p>
      <text:p text:style-name="P1">device 48060000.mmc <text:s text:c="60"/></text:p>
      <text:p text:style-name="P1">state default <text:s text:c="66"/></text:p>
      <text:p text:style-name="P1">type MUX_GROUP (2) <text:s text:c="61"/></text:p>
      <text:p text:style-name="P1">controlling device 44e10800.pinmux <text:s text:c="45"/></text:p>
      <text:p text:style-name="P1">group pinmux_mmc1_pins <text:s text:c="57"/></text:p>
      <text:p text:style-name="P1">function pinmux_mmc1_pins <text:s text:c="54"/></text:p>
      <text:p text:style-name="P1"><text:s text:c="80"/></text:p>
      <text:p text:style-name="P1">device 481d8000.mmc <text:s text:c="60"/></text:p>
      <text:p text:style-name="P1">state default <text:s text:c="66"/></text:p>
      <text:p text:style-name="P1">type MUX_GROUP (2) <text:s text:c="61"/></text:p>
      <text:p text:style-name="P1">controlling device 44e10800.pinmux <text:s text:c="45"/></text:p>
      <text:p text:style-name="P1">group pinmux_mmc2_pins <text:s text:c="57"/></text:p>
      <text:p text:style-name="P1">function pinmux_mmc2_pins <text:s text:c="54"/></text:p>
      <text:p text:style-name="P1"><text:s text:c="80"/></text:p>
      <text:p text:style-name="P1">root@am335x-evm:/sys/kernel/debug/pinctrl#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9T17:37:22.043001826</meta:creation-date>
    <dc:date>2019-10-19T17:38:09.688328894</dc:date>
    <meta:editing-duration>PT49S</meta:editing-duration>
    <meta:editing-cycles>1</meta:editing-cycles>
    <meta:document-statistic meta:table-count="0" meta:image-count="0" meta:object-count="0" meta:page-count="3" meta:paragraph-count="130" meta:word-count="261" meta:character-count="10295" meta:non-whitespace-character-count="2305"/>
    <meta:generator>LibreOffice/6.0.7.3$Linux_X86_64 LibreOffice_project/00m0$Build-3</meta:generator>
  </office:meta>
</office:document-meta>
</file>